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8.988cm" svg:x="0.959cm" svg:y="6.086cm">
            <draw:object draw:notify-on-update-of-ranges="Лист1.B11:Лист1.G11 Лист1.A12:Лист1.A12 Лист1.B12:Лист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8.988cm" svg:x="18.085cm" svg:y="6.15cm">
            <draw:object draw:notify-on-update-of-ranges="Лист1.B3:Лист1.B8 Лист1.C2:Лист1.C2 Лист1.C3:Лист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Часть 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I, мА</text:p>
          </table:table-cell>
          <table:table-cell table:style-name="ce2" office:value-type="string" calcext:value-type="string">
            <text:p>U, В</text:p>
          </table:table-cell>
          <table:table-cell table:style-name="ce2" office:value-type="string" calcext:value-type="string">
            <text:p>R, Ом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.4" calcext:value-type="float">
            <text:p>14,4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.8" calcext:value-type="float">
            <text:p>10,8</text:p>
          </table:table-cell>
          <table:table-cell office:value-type="float" office:value="163.6" calcext:value-type="float">
            <text:p>163,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,8</text:p>
          </table:table-cell>
          <table:table-cell office:value-type="float" office:value="141.8" calcext:value-type="float">
            <text:p>141,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,4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.8" calcext:value-type="float">
            <text:p>3,8</text:p>
          </table:table-cell>
          <table:table-cell office:value-type="float" office:value="108.5" calcext:value-type="float">
            <text:p>108,5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Часть 2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l, % от длины обмотки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, В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.8" calcext:value-type="float">
            <text:p>6,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09:16:54.0379643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1:31:35.655312909</meta:creation-date>
    <dc:date>2021-03-10T09:59:58.480943314</dc:date>
    <meta:editing-duration>PT3H41M47S</meta:editing-duration>
    <meta:editing-cycles>5</meta:editing-cycles>
    <meta:generator>LibreOffice/7.1.1.2$Linux_X86_64 LibreOffice_project/10$Build-2</meta:generator>
    <meta:document-statistic meta:table-count="1" meta:cell-count="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2.01cm" svg:y="0.315cm" chart:style-name="ch2">
          <text:p>Часть 1. Зависимость напряжения в цепи от силы тока</text:p>
        </chart:title>
        <chart:plot-area chart:style-name="ch3" table:cell-range-address="Лист1.B3:Лист1.C8 Лист1.C2:Лист1.C2" chart:data-source-has-labels="row" svg:x="1.32cm" svg:y="1.299cm" svg:width="14.359cm" svg:height="6.54cm">
          <chart:coordinate-region svg:x="1.762cm" svg:y="1.501cm" svg:width="13.535cm" svg:height="5.685cm"/>
          <chart:axis chart:dimension="x" chart:name="primary-x" chart:style-name="ch4">
            <chart:title svg:x="8.103cm" svg:y="8.018cm" chart:style-name="ch5">
              <text:p>I, мА</text:p>
            </chart:title>
          </chart:axis>
          <chart:axis chart:dimension="y" chart:name="primary-y" chart:style-name="ch6">
            <chart:title svg:x="0.451cm" svg:y="4.933cm" chart:style-name="ch7">
              <text:p>U, В</text:p>
            </chart:title>
            <chart:grid chart:style-name="ch8" chart:class="major"/>
          </chart:axis>
          <chart:series chart:style-name="ch9" chart:values-cell-range-address="Лист1.C3:Лист1.C8" chart:label-cell-address="Лист1.C2:Лист1.C2" chart:class="chart:scatter">
            <chart:domain table:cell-range-address="Лист1.B3:Лист1.B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, В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Лист1.B3:Лист1.B8</svg:desc>
                </draw:g>
              </table:table-cell>
              <table:table-cell office:value-type="float" office:value="14.4">
                <text:p>14.4</text:p>
                <draw:g>
                  <svg:desc>Лист1.C3:Лист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2.391cm" svg:y="0.314cm" chart:style-name="ch2">
          <text:p>Часть 2. Зависимость напряжения в цепи от длины обмотки реостата</text:p>
        </chart:title>
        <chart:plot-area chart:style-name="ch3" table:cell-range-address="Лист1.B11:Лист1.G12 Лист1.A12:Лист1.A12" chart:data-source-has-labels="column" svg:x="1.32cm" svg:y="1.828cm" svg:width="14.359cm" svg:height="5.651cm">
          <chart:coordinate-region svg:x="1.762cm" svg:y="2.03cm" svg:width="13.439cm" svg:height="4.796cm"/>
          <chart:axis chart:dimension="x" chart:name="primary-x" chart:style-name="ch4">
            <chart:title svg:x="6.822cm" svg:y="7.658cm" chart:style-name="ch5">
              <text:p>l, % от длины обмотки
</text:p>
            </chart:title>
          </chart:axis>
          <chart:axis chart:dimension="y" chart:name="primary-y" chart:style-name="ch4">
            <chart:title svg:x="0.451cm" svg:y="5.017cm" chart:style-name="ch6">
              <text:p>U, В</text:p>
            </chart:title>
            <chart:grid chart:style-name="ch7" chart:class="major"/>
          </chart:axis>
          <chart:series chart:style-name="ch8" chart:values-cell-range-address="Лист1.B12:Лист1.G12" chart:label-cell-address="Лист1.A12:Лист1.A12" chart:class="chart:scatter">
            <chart:domain table:cell-range-address="Лист1.B11:Лист1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1:Лист1.G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U, В</text:p>
                <draw:g>
                  <svg:desc>Лист1.A12:Лист1.A12</svg:desc>
                </draw:g>
              </table:table-cell>
              <table:table-cell office:value-type="float" office:value="0">
                <text:p>0</text:p>
                <draw:g>
                  <svg:desc>Лист1.B12:Лист1.G12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6.8">
                <text:p>6.8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